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3465a4" draw:marker-start-width="0.365cm" draw:marker-end-width="0.365cm" draw:fill="none" draw:textarea-horizontal-align="justify" draw:textarea-vertical-align="middle" draw:auto-grow-height="false" fo:min-height="7.953cm" fo:min-width="7.84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803f" draw:marker-start-width="0.355cm" draw:marker-end-width="0.355cm" draw:fill="none" draw:textarea-horizontal-align="justify" draw:textarea-vertical-align="middle" draw:auto-grow-height="false" fo:min-height="7.953cm" fo:min-width="7.845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ff0000" draw:marker-start-width="0.355cm" draw:marker-end-width="0.355cm" draw:fill="none" draw:textarea-horizontal-align="justify" draw:textarea-vertical-align="middle" draw:auto-grow-height="false" fo:min-height="7.953cm" fo:min-width="7.845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</style:style>
    <style:style style:name="gr6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color="#004000"/>
    </style:style>
    <style:style style:name="P4" style:family="paragraph">
      <style:paragraph-properties fo:text-align="center"/>
      <style:text-properties fo:color="#ff0000"/>
    </style:style>
    <style:style style:name="P5" style:family="paragraph">
      <loext:graphic-properties draw:fill="none"/>
      <style:paragraph-properties fo:text-align="center"/>
      <style:text-properties fo:color="#ff0000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T1" style:family="text">
      <style:text-properties fo:color="#0053a8" fo:font-weight="bold" style:font-weight-asian="bold" style:font-weight-complex="bold"/>
    </style:style>
    <style:style style:name="T2" style:family="text">
      <style:text-properties fo:color="#004000"/>
    </style:style>
    <style:style style:name="T3" style:family="text">
      <style:text-properties fo:color="#004000" fo:font-weight="bold" style:font-weight-asian="bold" style:font-weight-complex="bold"/>
    </style:style>
    <style:style style:name="T4" style:family="text">
      <style:text-properties fo:color="#a80000"/>
    </style:style>
    <style:style style:name="T5" style:family="text">
      <style:text-properties fo:color="#a80000" fo:font-weight="bold" style:font-weight-asian="bold" style:font-weight-complex="bold"/>
    </style:style>
    <style:style style:name="T6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2" draw:layer="layout" svg:width="11.801cm" svg:height="11.599cm" svg:x="8cm" svg:y="0.8cm">
          <text:p text:style-name="P1"><text:span text:style-name="T1">Matthieu</text:span>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3" draw:layer="layout" svg:width="11.801cm" svg:height="11.599cm" svg:x="11.599cm" svg:y="7.001cm">
          <text:p text:style-name="P1"><text:span text:style-name="T2"><text:s text:c="24"/></text:span></text:p>
          <text:p text:style-name="P1"><text:span text:style-name="T3"><text:s text:c="29"/></text:span><text:span text:style-name="T3">Loui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5" draw:layer="layout" svg:width="11.801cm" svg:height="11.599cm" svg:x="4.399cm" svg:y="7.001cm">
          <text:p text:style-name="P4"><text:span text:style-name="T4"/></text:p>
          <text:p text:style-name="P4"><text:span text:style-name="T5">Quentin</text:span><text:span text:style-name="T6"> <text:s text:c="30"/>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6" draw:layer="layout" svg:width="2.682cm" svg:height="0.954cm" svg:x="12.6cm" svg:y="9.292cm">
          <draw:text-box>
            <text:p>Réseau</text:p>
          </draw:text-box>
        </draw:frame>
        <draw:frame draw:style-name="gr5" draw:text-style-name="P6" draw:layer="layout" svg:width="2cm" svg:height="0.954cm" svg:x="13.8cm" svg:y="11.246cm">
          <draw:text-box>
            <text:p>BDD</text:p>
          </draw:text-box>
        </draw:frame>
        <draw:frame draw:style-name="gr4" draw:text-style-name="P6" draw:layer="layout" svg:width="2.682cm" svg:height="0.954cm" svg:x="12.118cm" svg:y="10.4cm">
          <draw:text-box>
            <text:p>Android</text:p>
          </draw:text-box>
        </draw:frame>
        <draw:frame draw:style-name="gr4" draw:text-style-name="P6" draw:layer="layout" svg:width="7.186cm" svg:height="0.954cm" svg:x="9cm" svg:y="4.4cm">
          <draw:text-box>
            <text:p>Reconnaissance faciale</text:p>
          </draw:text-box>
        </draw:frame>
        <draw:frame draw:style-name="gr4" draw:text-style-name="P6" draw:layer="layout" svg:width="5.857cm" svg:height="0.954cm" svg:x="17cm" svg:y="14.246cm">
          <draw:text-box>
            <text:p>Interface utilisateur</text:p>
          </draw:text-box>
        </draw:frame>
        <draw:frame draw:style-name="gr4" draw:text-style-name="P6" draw:layer="layout" svg:width="4.477cm" svg:height="0.954cm" svg:x="6.6cm" svg:y="14.6cm">
          <draw:text-box>
            <text:p>Cryptographie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1T01:16:50.135000000</meta:creation-date>
    <dc:date>2017-10-11T01:30:44.524000000</dc:date>
    <meta:editing-duration>PT13M54S</meta:editing-duration>
    <meta:editing-cycles>2</meta:editing-cycles>
    <meta:generator>LibreOffice/5.3.6.1$Windows_x86 LibreOffice_project/686f202eff87ef707079aeb7f485847613344eb7</meta:generator>
    <meta:document-statistic meta:object-count="32"/>
  </office:meta>
</office:document-meta>
</file>